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292ad" officeooo:paragraph-rsid="000292ad" style:font-size-asian="11pt" style:font-size-complex="11pt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58e3e" officeooo:paragraph-rsid="00058e3e" style:font-size-asian="11pt" style:font-size-complex="11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862d9" officeooo:paragraph-rsid="000862d9" style:font-size-asian="11pt" style:font-size-complex="11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20f13" officeooo:paragraph-rsid="00120f13" style:font-size-asian="11pt" style:font-size-complex="11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ca918" officeooo:paragraph-rsid="000e7ec1" style:font-size-asian="11pt" style:font-size-complex="11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0e7ec1" officeooo:paragraph-rsid="00114f6e" style:font-size-asian="11pt" style:font-size-complex="11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Source Han Serif JP" fo:font-size="11pt" officeooo:rsid="001bc4a4" officeooo:paragraph-rsid="001bc4a4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Source Han Serif JP" fo:font-size="12pt" officeooo:rsid="000292ad" officeooo:paragraph-rsid="000292ad" style:font-size-asian="12pt" style:font-size-complex="12pt"/>
    </style:style>
    <style:style style:name="P10" style:family="paragraph" style:parent-style-name="Footnote">
      <style:text-properties officeooo:paragraph-rsid="001bc4a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T6" style:family="text">
      <style:text-properties officeooo:rsid="000cab40"/>
    </style:style>
    <style:style style:name="T7" style:family="text">
      <style:text-properties officeooo:rsid="000e7ec1"/>
    </style:style>
    <style:style style:name="T8" style:family="text">
      <style:text-properties officeooo:rsid="000f5e19"/>
    </style:style>
    <style:style style:name="T9" style:family="text">
      <style:text-properties officeooo:rsid="00126319"/>
    </style:style>
    <style:style style:name="T10" style:family="text">
      <style:text-properties officeooo:rsid="0017627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SP 2019 Spring</text:p>
      <text:p text:style-name="P9">HW2-1</text:p>
      <text:p text:style-name="P9">Recognition of Spoken Chinese Digits with HTK</text:p>
      <text:list xml:id="list820172516" text:style-name="L1">
        <text:list-item>
          <text:p text:style-name="P1">Training Process:</text:p>
        </text:list-item>
      </text:list>
      <text:list xml:id="list213398493" text:style-name="L2">
        <text:list-item>
          <text:list>
            <text:list-item>
              <text:p text:style-name="P2">I use the default vector format, which is “MFCC_Z_E_D_A”, since this exact MFCC 39-d format is said to have good performance during lectures, and adding more information or like 3<text:span text:style-name="T1">rd</text:span> difference to make it 52-d MFCC or not using MFCC at all would need lots of modification.</text:p>
              <text:p text:style-name="P2"/>
            </text:list-item>
            <text:list-item>
              <text:p text:style-name="P2">As indicated in HTK handbook ch.7, we could set the HMM to accept “streams”, such that</text:p>
              <text:p text:style-name="P2"><text:span text:style-name="T2"><draw:frame draw:style-name="fr1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3"><text:span text:style-name="T2">(check ch.7.1 eqn. (7.1) for more details)</text:span></text:p>
              <text:p text:style-name="P2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make <text:span text:style-name="T3">all the HMMs including 1~9, “sp”, and “sil” all accept 3 streams where each stream is 13-d width. Of course the C files generating HMM “sil” and HMM “sp” have to be modified to accommodate the extra information.</text:span></text:p>
              <text:p text:style-name="P2"/>
            </text:list-item>
            <text:list-item>
              <text:p text:style-name="P4">I noticed the default config ties one state of HMM “sp” with one state of HMM “sil”; untying it yields better results; maybe it’s because that the short silence in between utterances is different from the silence of when we end a phrase: there may be tiny noise of human speech system <text:span text:style-name="T4">during the former short break, </text:span>since we need to change shape of mouth, position of tongue or teeth, etc, while during the latter we don’t need such move an<text:span text:style-name="T5">d </text:span>it’s <text:span text:style-name="T5">hence </text:span>possible that the sound of motion of our speech system is <text:span text:style-name="T5">consequentially </text:span>smaller.</text:p>
              <text:p text:style-name="P4"/>
            </text:list-item>
            <text:list-item>
              <text:p text:style-name="P5">Since the models now have 3 streams instead of 1, the corresponding headers “lib/mix2_10.hed” and “lib/mixAdd2_10.hed” have to be adjusted correspondingly <text:span text:style-name="T9">such that the modification would take effect on 3 streams instead of just 1; additionally, </text:span>the latter now shall be called “lib/mixAdd1_10.hed” since I changed it to add just 1 mixture instead of 2.</text:p>
              <text:p text:style-name="P5"/>
            </text:list-item>
            <text:list-item>
              <text:p text:style-name="P6">It’s weird seeing that “bin/models_1mixsil.c” claims to produce a “5 states, 10 mixtures” HMM <text:span text:style-name="T7">in its comments </text:span>whereas what i<text:span text:style-name="T7">t</text:span> actually do is just produc<text:span text:style-name="T7">ing</text:span> a “5 states, 1 mixtures” HMM: by default all it does is putting the “sil” HMM into “hmm/models” with extra “&lt;NUMMIXES&gt; 1” tag while the remaining part is <text:span text:style-name="T6">copied </text:span>from the default “hmmdef” file.</text:p>
              <text:p text:style-name="P6"><text:span text:style-name="T7">I mean, by the handbook, the default mixture count is already 1. I don’t see related treatments in “03_training.sh” as well, however it make it 3 mixtures with the header “mix2_10.hed”.</text:span></text:p>
              <text:p text:style-name="P7">Therefor<text:span text:style-name="T10">e</text:span> I changed the “sil” part in “mix2_10.hed” to be </text:p>
              <text:p text:style-name="P7"><text:soft-page-break/>“MU 2 {sil.state[2-4].stream[1-3].mix}”,</text:p>
              <text:p text:style-name="P7">mak<text:span text:style-name="T8">ing</text:span> the adding-mixture part more graceful.</text:p>
              <text:p text:style-name="P7"/>
            </text:list-item>
            <text:list-item>
              <text:p text:style-name="P8">According to this<text:note text:id="ftn0" text:note-class="footnote"><text:note-citation/><text:note-body><text:p text:style-name="Footnote">“Preference for 20-40 ms window duration in speech analysis”</text:p><text:p text:style-name="Footnote">Kuldip K. Paliwal, James G. Lyons and Kamil K. Wojcicki</text:p><text:p text:style-name="P10">Signal Processing Laboratory Griffith University, Nathan, QLD 4111, Australia </text:p><text:p text:style-name="P10">{k.paliwal, j.lyons, k.wojcicki}@griffith.edu.au</text:p><text:p text:style-name="P10"><text:a xlink:type="simple" xlink:href="https://core.ac.uk/download/pdf/143866920.pdf" text:style-name="Internet_20_link" text:visited-style-name="Visited_20_Internet_20_Link">https://core.ac.uk/download/pdf/143866920.pdf</text:a></text:p></text:note-body></text:note> paper, adjusting the window (“lib/config.cfg”, “lib/hcopy.cfg”) of the MFCC to about 15 to 35 ms would yield better results, and in my experiment 20ms is better than 32ms by a slight margi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ource Han Serif JP" svg:font-family="'Source Han Serif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2:18:39.540826819</dc:date>
    <meta:editing-duration>PT1H11M26S</meta:editing-duration>
    <meta:editing-cycles>22</meta:editing-cycles>
    <meta:generator>LibreOffice/6.2.2.2$Linux_X86_64 LibreOffice_project/20$Build-2</meta:generator>
    <meta:document-statistic meta:table-count="0" meta:image-count="0" meta:object-count="1" meta:page-count="2" meta:paragraph-count="27" meta:word-count="491" meta:character-count="2903" meta:non-whitespace-character-count="2450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